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WZIQZ+CMR10" svg:font-family="AWZIQZ+CMR10"/>
    <style:font-face style:name="CMBX10" svg:font-family="CMBX10"/>
    <style:font-face style:name="CMMI10" svg:font-family="CMMI10"/>
    <style:font-face style:name="CMMI8" svg:font-family="CMMI8"/>
    <style:font-face style:name="CMR10" svg:font-family="CMR10"/>
    <style:font-face style:name="CMTI10" svg:font-family="CMTI10"/>
    <style:font-face style:name="DFHHVJ+NimbusRomNo9L-Regu" svg:font-family="DFHHVJ+NimbusRomNo9L-Regu"/>
    <style:font-face style:name="JOICJI+CMR8" svg:font-family="JOICJI+CMR8"/>
    <style:font-face style:name="JOIEDJ+CMSSBX10" svg:font-family="JOIEDJ+CMSSBX10"/>
    <style:font-face style:name="JOIEEH+CMR10" svg:font-family="JOIEEH+CMR10"/>
    <style:font-face style:name="JOIFOM+CMBX12" svg:font-family="JOIFOM+CMBX12"/>
    <style:font-face style:name="JOIFPC+CMTI10" svg:font-family="JOIFPC+CMTI10"/>
    <style:font-face style:name="MWCLPF+CMSY10" svg:font-family="MWCLPF+CMSY10"/>
    <style:font-face style:name="BLABHP+AdvP7C2E" svg:font-family="BLABHP+AdvP7C2E" style:font-family-generic="roman"/>
    <style:font-face style:name="Times New Roman1" svg:font-family="'Times New Roman'" style:font-family-generic="roman"/>
    <style:font-face style:name="Times-Roman" svg:font-family="Times-Roman" style:font-family-generic="roman"/>
    <style:font-face style:name="Lohit Hindi"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Liberation Serif"/>
    </style:style>
    <style:style style:name="P3" style:family="paragraph" style:parent-style-name="Standard">
      <style:paragraph-properties fo:text-align="justify" style:justify-single-word="false"/>
      <style:text-properties style:font-name="Liberation Serif" fo:font-style="normal" style:font-style-asian="normal" style:font-style-complex="normal"/>
    </style:style>
    <style:style style:name="P4" style:family="paragraph" style:parent-style-name="Standard">
      <style:paragraph-properties fo:text-align="justify" style:justify-single-word="false"/>
      <style:text-properties style:font-name="Liberation Serif" fo:font-size="11pt" fo:font-style="normal" style:font-name-asian="CMR10" style:font-size-asian="11pt" style:font-style-asian="normal" style:font-name-complex="CMR10" style:font-size-complex="11pt" style:font-style-complex="normal"/>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paragraph-properties fo:text-align="justify" style:justify-single-word="false"/>
      <style:text-properties style:font-name="Liberation Serif" fo:font-size="12pt" style:font-size-asian="12pt" style:font-size-complex="12pt"/>
    </style:style>
    <style:style style:name="P7" style:family="paragraph" style:parent-style-name="Standard">
      <style:paragraph-properties fo:text-align="justify" style:justify-single-word="false"/>
      <style:text-properties style:font-name="Liberation Serif" fo:font-size="12pt" fo:font-style="normal" fo:background-color="#ffff00"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background-color="#ffff00" style:font-size-asian="12pt" style:font-size-complex="12pt"/>
    </style:style>
    <style:style style:name="P9" style:family="paragraph" style:parent-style-name="Standard">
      <style:paragraph-properties fo:text-align="justify" style:justify-single-word="false"/>
      <style:text-properties style:font-name="Liberation Serif" fo:font-size="12pt" style:font-name-asian="DFHHVJ+NimbusRomNo9L-Regu" style:font-size-asian="12pt" style:font-name-complex="DFHHVJ+NimbusRomNo9L-Regu" style:font-size-complex="12pt"/>
    </style:style>
    <style:style style:name="P10" style:family="paragraph" style:parent-style-name="Standard">
      <style:paragraph-properties fo:text-align="justify" style:justify-single-word="false"/>
      <style:text-properties style:font-name="Liberation Serif" fo:font-size="12pt" style:font-name-asian="JOIFOM+CMBX12" style:font-size-asian="12pt" style:font-name-complex="JOIFOM+CMBX12" style:font-size-complex="12pt"/>
    </style:style>
    <style:style style:name="P11" style:family="paragraph" style:parent-style-name="Standard">
      <style:paragraph-properties fo:text-align="justify" style:justify-single-word="false"/>
    </style:style>
    <style:style style:name="P12" style:family="paragraph" style:parent-style-name="Text_20_body">
      <style:paragraph-properties fo:text-align="justify" style:justify-single-word="false"/>
      <style:text-properties style:font-name="Liberation Serif" fo:font-style="normal" style:font-style-asian="normal" style:font-style-complex="normal"/>
    </style:style>
    <style:style style:name="P13" style:family="paragraph" style:parent-style-name="Text_20_body">
      <style:paragraph-properties fo:text-align="justify" style:justify-single-word="false"/>
      <style:text-properties style:font-name="Liberation Serif" fo:font-size="12pt" style:font-name-asian="JOIFOM+CMBX12" style:font-size-asian="12pt" style:font-name-complex="JOIFOM+CMBX12" style:font-size-complex="12pt"/>
    </style:style>
    <style:style style:name="P14" style:family="paragraph" style:parent-style-name="Text_20_body">
      <style:paragraph-properties fo:text-align="justify" style:justify-single-word="false"/>
      <style:text-properties style:font-name="Liberation Serif" fo:font-size="12pt" style:font-size-asian="12pt" style:font-size-complex="12pt"/>
    </style:style>
    <style:style style:name="P15" style:family="paragraph" style:parent-style-name="Text_20_body">
      <style:paragraph-properties fo:text-align="justify" style:justify-single-word="false"/>
      <style:text-properties style:font-name="Liberation Serif" fo:font-size="12pt" fo:font-weight="normal" style:font-name-asian="JOIFPC+CMTI10" style:font-size-asian="12pt" style:font-weight-asian="normal" style:font-name-complex="JOIFPC+CMTI10" style:font-size-complex="12pt" style:font-weight-complex="normal"/>
    </style:style>
    <style:style style:name="P16" style:family="paragraph" style:parent-style-name="Text_20_body">
      <style:paragraph-properties fo:text-align="justify" style:justify-single-word="false"/>
      <style:text-properties style:font-name="Liberation Serif"/>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style:text-position="0% 100%" style:font-name="Liberation Serif" fo:font-size="12pt" fo:font-style="normal" style:font-name-asian="Times New Roman1" style:font-size-asian="12pt" style:font-style-asian="normal" style:font-name-complex="Times New Roman1" style:font-size-complex="12pt" style:font-style-complex="normal"/>
    </style:style>
    <style:style style:name="P20" style:family="paragraph" style:parent-style-name="Text_20_body">
      <style:paragraph-properties fo:text-align="start" style:justify-single-word="false"/>
      <style:text-properties style:text-position="0% 100%" style:font-name="Liberation Serif" fo:font-size="12pt" fo:font-style="normal" style:font-name-asian="Times New Roman1" style:font-size-asian="12pt" style:font-style-asian="normal" style:font-name-complex="Times New Roman1" style:font-size-complex="12pt" style:font-style-complex="normal"/>
    </style:style>
    <style:style style:name="P21" style:family="paragraph" style:parent-style-name="Frame_20_contents">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style:text-position="0% 100%" style:font-name="Liberation Serif" fo:font-size="12pt" fo:font-style="normal" style:font-name-asian="Times New Roman1" style:font-size-asian="12pt" style:font-style-asian="normal" style:font-name-complex="Times New Roman1" style:font-size-complex="12pt" style:font-style-complex="normal"/>
    </style:style>
    <style:style style:name="P23" style:family="paragraph" style:parent-style-name="Text_20_body">
      <style:paragraph-properties fo:text-align="justify" style:justify-single-word="false"/>
    </style:style>
    <style:style style:name="P24" style:family="paragraph" style:parent-style-name="Heading_20_2">
      <style:text-properties fo:font-style="normal" style:font-style-asian="normal" style:font-style-complex="normal"/>
    </style:style>
    <style:style style:name="P25"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26" style:family="paragraph" style:parent-style-name="Standard">
      <style:text-properties style:font-name="Times-Roman" fo:font-size="11pt" style:font-name-asian="Times-Roman" style:font-size-asian="11pt" style:font-name-complex="Times-Roman" style:font-size-complex="11pt"/>
    </style:style>
    <style:style style:name="P27" style:family="paragraph" style:parent-style-name="Standard" style:list-style-name="">
      <style:paragraph-properties fo:text-align="justify" style:justify-single-word="false" style:text-autospace="none"/>
      <style:text-properties style:font-name="Times-Roman" fo:font-size="11pt" style:font-size-asian="11pt" style:font-size-complex="11pt"/>
    </style:style>
    <style:style style:name="P28" style:family="paragraph" style:parent-style-name="Standard" style:list-style-name="">
      <style:paragraph-properties fo:text-align="center" style:justify-single-word="false" style:text-autospace="none"/>
      <style:text-properties style:font-name="Times-Roman" fo:font-size="11pt" style:font-size-asian="11pt" style:font-size-complex="11pt"/>
    </style:style>
    <style:style style:name="P29" style:family="paragraph" style:parent-style-name="Standard">
      <style:text-properties style:font-name="Liberation Serif" fo:font-size="12pt" style:font-size-asian="12pt" style:font-size-complex="12pt"/>
    </style:style>
    <style:style style:name="P30" style:family="paragraph" style:parent-style-name="Standard" style:list-style-name="">
      <style:paragraph-properties fo:text-align="justify" style:justify-single-word="false" style:text-autospace="none"/>
      <style:text-properties style:font-name="Liberation Serif" fo:font-size="12pt" style:font-size-asian="12pt" style:font-size-complex="12pt"/>
    </style:style>
    <style:style style:name="P31" style:family="paragraph" style:parent-style-name="Standard" style:list-style-name="">
      <style:paragraph-properties fo:text-align="justify" style:justify-single-word="false" style:text-autospace="none"/>
      <style:text-properties style:font-name="Liberation Serif" fo:font-size="12pt" fo:background-color="#ffff00" style:font-size-asian="12pt" style:font-size-complex="12pt"/>
    </style:style>
    <style:style style:name="P32" style:family="paragraph" style:parent-style-name="Standard" style:list-style-name="">
      <style:paragraph-properties fo:text-align="start" style:justify-single-word="false" style:text-autospace="none"/>
      <style:text-properties style:font-name="Liberation Serif" fo:font-size="12pt" fo:background-color="#ffcc99" style:font-size-asian="12pt" style:font-size-complex="12pt"/>
    </style:style>
    <style:style style:name="P33" style:family="paragraph" style:parent-style-name="Standard" style:list-style-name="">
      <style:paragraph-properties fo:text-align="justify" style:justify-single-word="false" style:text-autospace="none"/>
      <style:text-properties style:font-name="Liberation Serif" fo:font-size="12pt" fo:background-color="#ffcc99" style:font-size-asian="12pt" style:font-size-complex="12pt"/>
    </style:style>
    <style:style style:name="P34" style:family="paragraph">
      <style:paragraph-properties fo:text-align="center"/>
    </style:style>
    <style:style style:name="T1" style:family="text">
      <style:text-properties style:font-name="Liberation Serif"/>
    </style:style>
    <style:style style:name="T2" style:family="text">
      <style:text-properties style:font-name="Liberation Serif" fo:font-style="italic" fo:background-color="#ffff99" style:font-style-asian="italic"/>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fo:font-weight="normal" style:font-name-asian="JOIFOM+CMBX12" style:font-size-asian="12pt" style:font-weight-asian="normal" style:font-name-complex="JOIFOM+CMBX12" style:font-size-complex="12pt" style:font-weight-complex="normal"/>
    </style:style>
    <style:style style:name="T6" style:family="text">
      <style:text-properties style:font-name="Liberation Serif" fo:font-size="12pt" fo:font-weight="normal" fo:background-color="#ffff99" style:font-name-asian="JOIFOM+CMBX12" style:font-size-asian="12pt" style:font-weight-asian="normal" style:font-name-complex="JOIFOM+CMBX12" style:font-size-complex="12pt" style:font-weight-complex="normal"/>
    </style:style>
    <style:style style:name="T7" style:family="text">
      <style:text-properties style:font-name="Liberation Serif" fo:font-size="12pt" style:font-name-asian="JOIEEH+CMR10" style:font-size-asian="12pt" style:font-name-complex="JOIEEH+CMR10" style:font-size-complex="12pt"/>
    </style:style>
    <style:style style:name="T8" style:family="text">
      <style:text-properties style:font-name="Liberation Serif" fo:font-size="12pt" style:font-name-asian="DFHHVJ+NimbusRomNo9L-Regu" style:font-size-asian="12pt" style:font-name-complex="DFHHVJ+NimbusRomNo9L-Regu" style:font-size-complex="12pt"/>
    </style:style>
    <style:style style:name="T9" style:family="text">
      <style:text-properties style:font-name="Liberation Serif" fo:font-size="12pt" style:font-name-asian="JOICJI+CMR8" style:font-size-asian="12pt" style:font-name-complex="JOICJI+CMR8" style:font-size-complex="12pt"/>
    </style:style>
    <style:style style:name="T10" style:family="text">
      <style:text-properties style:font-name="Liberation Serif" fo:font-size="12pt" style:font-name-asian="AWZIQZ+CMR10" style:font-size-asian="12pt" style:font-name-complex="AWZIQZ+CMR10" style:font-size-complex="12pt"/>
    </style:style>
    <style:style style:name="T11" style:family="text">
      <style:text-properties style:font-name="Liberation Serif" fo:font-size="12pt" style:font-name-asian="BLABHP+AdvP7C2E" style:font-size-asian="12pt" style:font-name-complex="BLABHP+AdvP7C2E" style:font-size-complex="12pt"/>
    </style:style>
    <style:style style:name="T12" style:family="text">
      <style:text-properties style:font-name="Liberation Serif" fo:font-size="12pt" fo:background-color="#ffff00" style:font-size-asian="12pt" style:font-size-complex="12pt"/>
    </style:style>
    <style:style style:name="T13" style:family="text">
      <style:text-properties style:font-name="Liberation Serif" fo:font-size="12pt" fo:font-style="normal" style:font-name-asian="Times New Roman1" style:font-size-asian="12pt" style:font-style-asian="normal" style:font-name-complex="Times New Roman1" style:font-size-complex="12pt" style:font-style-complex="normal"/>
    </style:style>
    <style:style style:name="T1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Liberation Serif" fo:font-size="12pt" fo:font-style="normal" style:font-name-asian="Liberation Serif" style:font-size-asian="12pt" style:font-style-asian="normal" style:font-name-complex="Times New Roman1" style:font-size-complex="12pt" style:font-style-complex="normal"/>
    </style:style>
    <style:style style:name="T16" style:family="text">
      <style:text-properties style:font-name="Liberation Serif" fo:font-size="12pt" fo:background-color="#ffff99" style:font-size-asian="12pt" style:font-size-complex="12pt"/>
    </style:style>
    <style:style style:name="T17" style:family="text">
      <style:text-properties style:font-name="Liberation Serif" fo:font-size="12pt" style:font-name-asian="Times New Roman1" style:font-size-asian="12pt" style:font-name-complex="Times New Roman1" style:font-size-complex="12pt"/>
    </style:style>
    <style:style style:name="T18" style:family="text">
      <style:text-properties style:font-name="Liberation Serif" fo:font-size="12pt" style:font-name-asian="Liberation Serif" style:font-size-asian="12pt" style:font-name-complex="Times New Roman1" style:font-size-complex="12pt"/>
    </style:style>
    <style:style style:name="T19" style:family="text">
      <style:text-properties style:font-name="Liberation Serif" fo:background-color="#ffff00"/>
    </style:style>
    <style:style style:name="T20" style:family="text">
      <style:text-properties style:font-name="Liberation Serif" fo:background-color="transparent"/>
    </style:style>
    <style:style style:name="T21" style:family="text">
      <style:text-properties style:font-name="Liberation Serif" style:font-name-asian="JOIEDJ+CMSSBX10" style:font-name-complex="JOIEDJ+CMSSBX10"/>
    </style:style>
    <style:style style:name="T22" style:family="text">
      <style:text-properties style:font-name="Liberation Serif" fo:background-color="#ffff99"/>
    </style:style>
    <style:style style:name="T23" style:family="text">
      <style:text-properties style:text-position="sub 67%"/>
    </style:style>
    <style:style style:name="T24" style:family="text">
      <style:text-properties style:use-window-font-color="true" style:font-name="Liberation Serif"/>
    </style:style>
    <style:style style:name="T25" style:family="text">
      <style:text-properties style:use-window-font-color="true" style:font-name="Liberation Serif" fo:font-size="12pt" style:font-size-asian="12pt" style:font-size-complex="12pt"/>
    </style:style>
    <style:style style:name="T26" style:family="text">
      <style:text-properties style:use-window-font-color="true" style:font-name="Liberation Serif" fo:font-style="normal"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style:font-name-asian="CMR10" style:font-style-asian="normal" style:font-name-complex="CMR10" style:font-style-complex="normal"/>
    </style:style>
    <style:style style:name="T29" style:family="text">
      <style:text-properties fo:font-style="normal" style:font-name-asian="Times-Roman" style:font-style-asian="normal" style:font-name-complex="Times-Roman" style:font-style-complex="normal"/>
    </style:style>
    <style:style style:name="T30" style:family="text">
      <style:text-properties style:text-position="super 58%"/>
    </style:style>
    <style:style style:name="T31" style:family="text">
      <style:text-properties style:text-position="super 58%" style:font-name="Liberation Serif" fo:font-size="12pt" style:font-name-asian="Liberation Serif" style:font-size-asian="12pt" style:font-name-complex="Times New Roman1" style:font-size-complex="12pt"/>
    </style:style>
    <style:style style:name="T32" style:family="text">
      <style:text-properties style:text-position="super 58%" style:font-name="Liberation Serif" fo:font-size="12pt" fo:font-style="normal" style:font-name-asian="Times New Roman1" style:font-size-asian="12pt" style:font-style-asian="normal" style:font-name-complex="Times New Roman1" style:font-size-complex="12pt" style:font-style-complex="normal"/>
    </style:style>
    <style:style style:name="T33" style:family="text">
      <style:text-properties style:font-name-asian="CMR10" style:font-name-complex="CMR10"/>
    </style:style>
    <style:style style:name="T34" style:family="text">
      <style:text-properties fo:font-style="italic" style:font-name-asian="CMTI10" style:font-style-asian="italic" style:font-name-complex="CMTI10" style:font-style-complex="italic"/>
    </style:style>
    <style:style style:name="T35" style:family="text">
      <style:text-properties fo:font-style="italic" style:font-name-asian="CMMI8" style:font-style-asian="italic" style:font-name-complex="CMMI8" style:font-style-complex="italic"/>
    </style:style>
    <style:style style:name="T36" style:family="text">
      <style:text-properties fo:font-style="italic" style:font-name-asian="CMMI10" style:font-style-asian="italic" style:font-name-complex="CMMI10" style:font-style-complex="italic"/>
    </style:style>
    <style:style style:name="T37" style:family="text">
      <style:text-properties fo:font-weight="bold" style:font-name-asian="CMBX10" style:font-weight-asian="bold" style:font-name-complex="CMBX10" style:font-weight-complex="bold"/>
    </style:style>
    <style:style style:name="T38" style:family="text">
      <style:text-properties style:language-asian="zh" style:country-asian="CN"/>
    </style:style>
    <style:style style:name="T39" style:family="text">
      <style:text-properties fo:font-size="12pt" fo:font-weight="normal" fo:background-color="#ffff00" style:font-name-asian="JOIFPC+CMTI10" style:font-size-asian="12pt" style:font-weight-asian="normal" style:font-name-complex="JOIFPC+CMTI10" style:font-size-complex="12pt" style:font-weight-complex="normal"/>
    </style:style>
    <style:style style:name="T40" style:family="text">
      <style:text-properties fo:font-size="12pt" style:font-size-asian="12pt" style:font-size-complex="12pt"/>
    </style:style>
    <style:style style:name="T41" style:family="text">
      <style:text-properties style:font-name-asian="JOIEDJ+CMSSBX10" style:font-name-complex="JOIEDJ+CMSSBX10"/>
    </style:style>
    <style:style style:name="T42" style:family="text">
      <style:text-properties fo:font-weight="normal" style:font-weight-asian="normal" style:font-weight-complex="normal"/>
    </style:style>
    <style:style style:name="T43" style:family="text">
      <style:text-properties fo:font-weight="normal" style:font-name-asian="JOIEDJ+CMSSBX10" style:font-weight-asian="normal" style:font-name-complex="JOIEDJ+CMSSBX10" style:font-weight-complex="normal"/>
    </style:style>
    <style:style style:name="T44" style:family="text">
      <style:text-properties fo:font-weight="normal" style:font-name-asian="JOIFPC+CMTI10" style:font-weight-asian="normal" style:font-name-complex="JOIFPC+CMTI10" style:font-weight-complex="normal"/>
    </style:style>
    <style:style style:name="T45" style:family="text">
      <style:text-properties fo:font-weight="normal" fo:background-color="#ffff00" style:font-name-asian="JOIFPC+CMTI10" style:font-weight-asian="normal" style:font-name-complex="JOIFPC+CMTI10" style:font-weight-complex="normal"/>
    </style:style>
    <style:style style:name="T46" style:family="text">
      <style:text-properties fo:font-weight="normal" fo:background-color="#ffff99" style:font-name-asian="JOIFPC+CMTI10" style:font-weight-asian="normal" style:font-name-complex="JOIFPC+CMTI10" style:font-weight-complex="normal"/>
    </style:style>
    <style:style style:name="T47" style:family="text">
      <style:text-properties style:text-position="0% 100%"/>
    </style:style>
    <style:style style:name="T48" style:family="text">
      <style:text-properties style:text-position="0% 100%" style:font-name="Liberation Serif" fo:font-size="12pt" fo:font-style="italic" style:font-name-asian="Times New Roman1" style:font-size-asian="12pt" style:font-style-asian="italic" style:font-name-complex="Times New Roman1" style:font-size-complex="12pt" style:font-style-complex="italic"/>
    </style:style>
    <style:style style:name="T49" style:family="text">
      <style:text-properties style:text-position="0% 100%" style:font-name="Liberation Serif" fo:font-size="12pt" fo:font-style="normal" style:font-name-asian="Times New Roman1" style:font-size-asian="12pt" style:font-style-asian="normal" style:font-name-complex="Times New Roman1" style:font-size-complex="12pt" style:font-style-complex="normal"/>
    </style:style>
    <style:style style:name="T50" style:family="text">
      <style:text-properties style:text-position="0% 100%" style:font-name="Liberation Serif" fo:font-size="12pt" fo:font-style="normal" style:font-name-asian="Liberation Serif" style:font-size-asian="12pt" style:font-style-asian="normal" style:font-name-complex="Times New Roman1" style:font-size-complex="12pt" style:font-style-complex="normal"/>
    </style:style>
    <style:style style:name="T51" style:family="text">
      <style:text-properties style:text-position="0% 100%" style:font-name="Liberation Serif" fo:font-size="12pt" fo:font-style="normal" fo:background-color="transparent" style:font-name-asian="Times New Roman1" style:font-size-asian="12pt" style:font-style-asian="normal" style:font-name-complex="Times New Roman1" style:font-size-complex="12pt" style:font-style-complex="normal"/>
    </style:style>
    <style:style style:name="T52" style:family="text">
      <style:text-properties style:text-position="0% 100%" style:font-name="Liberation Serif" fo:font-size="12pt" fo:font-style="normal" fo:font-weight="normal" style:font-name-asian="JOIFOM+CMBX12" style:font-size-asian="12pt" style:font-style-asian="normal" style:font-weight-asian="normal" style:font-name-complex="JOIFOM+CMBX12" style:font-size-complex="12pt" style:font-style-complex="normal" style:font-weight-complex="normal"/>
    </style:style>
    <style:style style:name="T53" style:family="text">
      <style:text-properties style:text-position="0% 100%" style:font-name="Liberation Serif" fo:font-size="12pt" style:font-name-asian="Liberation Serif" style:font-size-asian="12pt" style:font-name-complex="Times New Roman1" style:font-size-complex="12pt"/>
    </style:style>
    <style:style style:name="T54" style:family="text">
      <style:text-properties style:text-position="0% 100%" style:font-name="Liberation Serif" fo:font-size="12pt" fo:font-style="normal" style:font-name-asian="Times New Roman1" style:font-size-asian="12pt" style:font-style-asian="normal" style:font-name-complex="Times New Roman1" style:font-size-complex="12pt" style:font-style-complex="normal"/>
    </style:style>
    <style:style style:name="T55" style:family="text">
      <style:text-properties style:text-position="0% 100%" style:font-name="Liberation Serif" fo:font-size="12pt" fo:font-style="normal" style:font-name-asian="JOIEEH+CMR10" style:font-size-asian="12pt" style:font-style-asian="normal" style:font-name-complex="JOIEEH+CMR10" style:font-size-complex="12pt" style:font-style-complex="normal"/>
    </style:style>
    <style:style style:name="T56" style:family="text">
      <style:text-properties style:text-position="0% 100%" style:font-name="Liberation Serif" fo:font-size="12pt" fo:background-color="transparent" style:font-name-asian="Liberation Serif" style:font-size-asian="12pt" style:font-name-complex="Times New Roman1" style:font-size-complex="12pt"/>
    </style:style>
    <style:style style:name="T57" style:family="text">
      <style:text-properties style:text-position="0% 100%" style:font-name="Liberation Serif" fo:font-size="12pt" fo:background-color="transparent" style:font-name-asian="Times-Roman" style:font-size-asian="12pt" style:font-name-complex="Times-Roman" style:font-size-complex="12pt"/>
    </style:style>
    <style:style style:name="T58" style:family="text">
      <style:text-properties style:text-position="0% 100%" style:font-name="Liberation Serif" fo:font-size="12pt" style:font-name-asian="Liberation Serif" style:font-size-asian="12pt" style:font-name-complex="Times New Roman1" style:font-size-complex="12pt"/>
    </style:style>
    <style:style style:name="T59" style:family="text">
      <style:text-properties fo:background-color="#ffff00"/>
    </style:style>
    <style:style style:name="T60" style:family="text">
      <style:text-properties style:text-position="sub 58%" style:font-name="Liberation Serif" fo:font-size="12pt" fo:font-style="italic" style:font-name-asian="Times New Roman1" style:font-size-asian="12pt" style:font-style-asian="italic" style:font-name-complex="Times New Roman1" style:font-size-complex="12pt" style:font-style-complex="italic"/>
    </style:style>
    <style:style style:name="T61" style:family="text">
      <style:text-properties style:text-position="sub 58%" style:font-name="Liberation Serif" fo:font-size="12pt" fo:font-style="normal" style:font-name-asian="Liberation Serif" style:font-size-asian="12pt" style:font-style-asian="normal" style:font-name-complex="Times New Roman1" style:font-size-complex="12pt" style:font-style-complex="normal"/>
    </style:style>
    <style:style style:name="T62" style:family="text">
      <style:text-properties style:text-position="sub 58%" style:font-name="Liberation Serif" fo:font-size="12pt" fo:font-style="normal" style:font-name-asian="Times New Roman1" style:font-size-asian="12pt" style:font-style-asian="normal" style:font-name-complex="Times New Roman1" style:font-size-complex="12pt" style:font-style-complex="normal"/>
    </style:style>
    <style:style style:name="T63" style:family="text">
      <style:text-properties style:font-name="Liberation Serif"/>
    </style:style>
    <style:style style:name="T64" style:family="text">
      <style:text-properties style:font-name="Liberation Serif" fo:background-color="#ffff00"/>
    </style:style>
    <style:style style:name="T65" style:family="text">
      <style:text-properties style:font-name="Liberation Serif" style:font-name-asian="Times-Roman" style:font-name-complex="Times-Roman"/>
    </style:style>
    <style:style style:name="T66" style:family="text">
      <style:text-properties style:font-name="Liberation Serif" fo:font-size="12pt" style:font-name-asian="Times-Roman" style:font-size-asian="12pt" style:font-name-complex="Times-Roman" style:font-size-complex="12pt"/>
    </style:style>
    <style:style style:name="T67" style:family="text">
      <style:text-properties style:font-name="Times-Roman" style:font-name-asian="Times-Roman" style:font-name-complex="Times-Roman"/>
    </style:style>
    <style:style style:name="T68" style:family="text">
      <style:text-properties style:font-name-asian="Times-Roman"/>
    </style:style>
    <style:style style:name="T69" style:family="text">
      <style:text-properties style:font-name-asian="Times-Roman" style:font-name-complex="Times-Roman"/>
    </style:style>
    <style:style style:name="T70" style:family="text">
      <style:text-properties style:font-name-complex="Times-Roman"/>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top" style:vertical-rel="baseline" style:horizontal-pos="from-left" style:horizontal-rel="paragraph-content" draw:ole-draw-aspect="1"/>
    </style: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 Review on Dimensionality Reduction</text:p>
      <text:p text:style-name="P1">Qiming Zhang</text:p>
      <text:p text:style-name="P1">s1153864</text:p>
      <text:p text:style-name="P1">tczhangqimming@gmail.com</text:p>
      <text:p text:style-name="P1">University of Edinburgh</text:p>
      <text:h text:style-name="Heading_20_1" text:outline-level="1">1 Introduction</text:h>
      <text:p text:style-name="P2">Real-world data, such as digital graphs, speech signals or military missile tracking data, usually are high-dimensional. To handle such data effectively and efficiently, it is necessary to reduce dimensionality to obtain low-dimension data which is supposed to represent the intrinsic dimension of the original data. Dimensionality reduction is the process of reducing dimensionality. There are two classes named respectively as feature selection and feature extraction. Feature extraction transforms the data in the high-dimensional space to a space of fewer dimensions while feature selection tries to select a subset of original dimensions by removing irrelevant and redundant dimensions. Dimensionality reduction plays an important role in many modern techniques, as medical/military data analysis, classifications, systems controlling and etc. In this report, discussions are focused on feature extraction about different methods in a overall comparative view; and with specific noticing, we call feature extraction as dimensionality reduction.</text:p>
      <text:p text:style-name="P2"/>
      <text:p text:style-name="P11"><text:span text:style-name="Default_20_Paragraph_20_Font"><text:span text:style-name="T1">Dimensionality redu</text:span></text:span><text:span text:style-name="Default_20_Paragraph_20_Font"><text:span text:style-name="T3">ction has traditional linear techniques such as principal component analysis (PCA), factor analysis (FA), </text:span></text:span><text:span text:style-name="Default_20_Paragraph_20_Font"><text:span text:style-name="T11">Linear Discriminant Analysis (LDA)</text:span></text:span><text:span text:style-name="Default_20_Paragraph_20_Font"><text:span text:style-name="T3">. Linear techniques are both fast and efficient on transforming high-dim</text:span></text:span><text:span text:style-name="Default_20_Paragraph_20_Font"><text:span text:style-name="T25">ensional data into smaller and more manageable data. They had been successfully applied to modelling, classification and clustering in numerous visual, graphics and signal processing tasks over last four decades. </text:span></text:span><text:span text:style-name="Default_20_Paragraph_20_Font"><text:span text:style-name="T24">For the last decade, many nonlinear techniques have been proposed, such as </text:span></text:span><text:span text:style-name="Default_20_Paragraph_20_Font"><text:span text:style-name="T26">Isometric</text:span></text:span><text:span text:style-name="Default_20_Paragraph_20_Font"><text:span text:style-name="T24"> Feature </text:span></text:span><text:span text:style-name="Default_20_Paragraph_20_Font"><text:span text:style-name="T26">M</text:span></text:span><text:span text:style-name="Emphasis"><text:span text:style-name="T26">apping</text:span></text:span><text:span text:style-name="Default_20_Paragraph_20_Font"><text:span text:style-name="T24"> (</text:span></text:span><text:span text:style-name="Emphasis"><text:span text:style-name="T26">Isomap</text:span></text:span><text:span text:style-name="Default_20_Paragraph_20_Font"><text:span text:style-name="T24">), Local Linear Embedding (LLE), </text:span></text:span><text:span text:style-name="Emphasis"><text:span text:style-name="T26">Kernel principal component analysis</text:span></text:span><text:span text:style-name="Default_20_Paragraph_20_Font"><text:span text:style-name="T24"> (</text:span></text:span><text:span text:style-name="Emphasis"><text:span text:style-name="T26">Kernel PCA</text:span></text:span><text:span text:style-name="Default_20_Paragraph_20_Font"><text:span text:style-name="T24">). These nonlinear techniqu</text:span></text:span><text:span text:style-name="Default_20_Paragraph_20_Font"><text:span text:style-name="T1">es are more capable to handle complex nonlinear data. For example, a vast number of nonlinear techniques are perfectly able to handle Swiss roll dataset, whereas linear techniques fail to do so[Maaten &amp; Postm, 2009]. </text:span></text:span><text:span text:style-name="Default_20_Paragraph_20_Font"><text:span text:style-name="T20">The goal of this report is to give a brief introduction to dimensionality reduction techniques and focus on three latest techniques. </text:span></text:span></text:p>
      <text:p text:style-name="P11"><text:span text:style-name="Default_20_Paragraph_20_Font"><text:span text:style-name="T19"/></text:span></text:p>
      <text:p text:style-name="P11"><text:span text:style-name="Default_20_Paragraph_20_Font"><text:span text:style-name="T1">The outline of the remai</text:span></text:span><text:span text:style-name="Default_20_Paragraph_20_Font"><text:span text:style-name="T3">nder of this paper is as follows. In section 2, a formal definition of dimensionality reduction as well as a general discussion <text:s/>is given. Section 3 presents and discusses two latest techniques: Neighbourhood Components Analysis (NCA), </text:span></text:span><text:span text:style-name="T3">t-Distributed Stochastic Neighbour Embedding (t-SNE) and Restricted Boltzmann Autoencoders. I</text:span>n section 4, a con<text:span text:style-name="T38">clusion is given to summarise this paper.</text:span></text:p>
      <text:h text:style-name="Heading_20_1" text:outline-level="1">2 Dimensionality Reduction</text:h>
      <text:p text:style-name="P11"><text:span text:style-name="T7">There are many views of what dimensionality reduction is. In [Carreira-Perpinan, 1997], dimensionality reduction is to find</text:span><text:span text:style-name="T10"> a representation of a manifold (a coordinate system) of smaller dimension than the data space where the data actually lies on, such that it will allow to project the data on it and obtain a low-dimensional, compact representation of the data.</text:span><text:span text:style-name="T7"> In [</text:span><text:span text:style-name="Default_20_Paragraph_20_Font"><text:span text:style-name="T7">Maaten &amp; Postm, 2009</text:span></text:span><text:span text:style-name="T7">], </text:span><text:span text:style-name="T8">(nonlinear) dimensionality reduction is to transform a high-dimension dataset to a low-dimension dataset, </text:span><text:span text:style-name="T7"><text:s/></text:span><text:span text:style-name="T8">while retaining the geometry of the data as much as possible. </text:span><text:span text:style-name="T7">In [Tsai, 10], dimensionality reduction is the search of a small set of features to describe a large set of observations. In [</text:span><text:span text:style-name="T5">Burges, 10</text:span><text:span text:style-name="T7">], dimensionality reduction</text:span><text:span text:style-name="T9"> </text:span><text:span text:style-name="T7">is the mapping of data to a lower dimensional space such that uninformative variance in the data is discarded, or such that a subspace in which the data lives is detected. <text:s/>A simplest definition is given here: </text:span>dimensionality reduction is a transformation applied to the data with a high-dimension to arrive a low-dimension representation. Throughout the paper, we denote a high-dimension dataset represented as a n × D matrix X consisting of n data vectors x<text:span text:style-name="Default_20_Paragraph_20_Font"><text:span text:style-name="T23">i</text:span></text:span> (i ∈ {1, 2, . . . , n}) with dimensionality D. We denote the low-<text:soft-page-break/>dimension representation of X as Y, in which <text:s/>x<text:span text:style-name="Default_20_Paragraph_20_Font"><text:span text:style-name="T23">i</text:span></text:span><text:span text:style-name="Default_20_Paragraph_20_Font"><text:span text:style-name="T47">’ counterpart <text:s/>y</text:span></text:span><text:span text:style-name="Default_20_Paragraph_20_Font"><text:span text:style-name="T23">i</text:span></text:span><text:span text:style-name="Default_20_Paragraph_20_Font"><text:span text:style-name="T47"> is the ith row of Y with <text:s/>dimensionality d.</text:span></text:span></text:p>
      <text:p text:style-name="P11"/>
      <text:p text:style-name="P6">According to [Carreira-Perpinan, 1997; Lee &amp; Verleysen 2007], the problems of dimensionality reduction can be classified three classes: hard dimensionality reduction problems, soft dimensiona<text:span text:style-name="T38">lity</text:span> directionality problems and visualisation problems. In hard dimensionality reduction, the data have a dimension ranging from hundreds to perhaps hundreds of thousands of variables/components, and usually a drastic reduction (possibly of orders of magnitude) is sought. In this class, PCA is one of the most popular techniques. In soft dimensionality reduction, the data is not too high-dimensional (less than a few tens of components), and the reduction not very drastic. <text:span text:style-name="T21">Probabilistic PCA(PPCA) is one of typical soft techniques.</text:span> By comparison with hard problems, these applications usually usually deal with sufficiently large sample sizes. For visualisation problems, we want to reduce data to one, two or three in order to plot it, in which the initial data dimensionality can be <text:span text:style-name="T65">widely varying</text:span><text:span text:style-name="T1">.</text:span><text:span text:style-name="T19"> </text:span><text:span text:style-name="T59">If we allow the time variable in, we find two further categories: static dimensionality reduction and time-dependent dimensionality reduction. </text:span></text:p>
      <text:p text:style-name="P5"/>
      <text:p text:style-name="P26"/>
      <text:p text:style-name="P5"/>
      <text:p text:style-name="P11"><text:span text:style-name="T3">The straightest way to distinguish between dimensionality reduction techniques is classifying them either linear or nonlinear techniques, depending on a linear operator or a nonlinear operator/transformation applied to the original data in order to arrive at the reduced representation. Linear methods have a large family, consisting of <text:s/>PCA, FA, ICA, LDA, NCA and etc. </text:span><text:span text:style-name="Default_20_Paragraph_20_Font"><text:span text:style-name="T3">The low dimensional data is reliable in the sense that it is guaranteed to show genuine properties of the original data or preserve some essential topology of the original data [Koren &amp; Carmel, 2004; GoldBerger et al., 2005]. Linear techniques are both fast and themselves relatively immune to overfitting [GoldBerger et al., 2005].</text:span></text:span><text:span text:style-name="T3"> Nonlinear methods are often more powerful than linear ones, because the connection between the latent variables and the observed ones may be much richer than a simple matrix multiplication [Lee &amp; Verleysen 2007]. </text:span><text:span text:style-name="Default_20_Paragraph_20_Font"><text:span text:style-name="T3">In particular for real-world data, the nonlinear dimensionality reduction techniques may offer an advantage because real-world data is likely to form a highly nonlinear manifold [Maaten &amp; Postm, 2009]. Most linear techniques are capable only of handling data that is inherently linear in nature [Tsai, 2010]. Since last decade, a large number of nonlinear techniques have been proposed to handle more complex data, such as Isomap, Kernel PCA, Diffusion maps, LLE, Laplacian Eigenmaps, Hessian LLE, Sammon mapping, LLC, autoencoder and etc. However, nonlinear techniques have inherent weaknesses; n</text:span></text:span><text:span text:style-name="Default_20_Paragraph_20_Font"><text:span text:style-name="T8">onlinear techniques for dimensionality reduction are often not capable of outperforming traditional linear techniques such as PCA </text:span></text:span><text:span text:style-name="Default_20_Paragraph_20_Font"><text:span text:style-name="T3">[Maaten &amp; Postm, 2009]. </text:span></text:span></text:p>
      <text:p text:style-name="P11"><text:span text:style-name="Default_20_Paragraph_20_Font"><text:span text:style-name="T3"/></text:span></text:p>
      <text:p text:style-name="P11"><text:span text:style-name="Default_20_Paragraph_20_Font"><text:span text:style-name="T3">According to [</text:span></text:span><text:span text:style-name="Default_20_Paragraph_20_Font"><text:span text:style-name="T5">Burges, 2010</text:span></text:span><text:span text:style-name="Default_20_Paragraph_20_Font"><text:span text:style-name="T3">], dimensionality reduction techniques can be classified into either Projective Methods or Manifold Modelling. Projective Methods indicates techniques that attempt to find low dimensional projections that extract useful information from the data, by maximizing a suitable objective function.</text:span></text:span></text:p>
      <text:p text:style-name="P11"><text:span text:style-name="Default_20_Paragraph_20_Font"><text:span text:style-name="T3"/></text:span></text:p>
      <text:p text:style-name="P11"><text:span text:style-name="Default_20_Paragraph_20_Font"><text:span text:style-name="T3">Manifold Modelling indicates methods that model the manifold on which the data lies. </text:span></text:span></text:p>
      <text:p text:style-name="P9"/>
      <text:p text:style-name="P6"/>
      <text:p text:style-name="P11"><text:span text:style-name="T3">There are many other ways to classify techniques. Dimensionality reduction techniques can also be classified as either unsupervised or supervised techniques. Techniques can be subdivided into <text:s/>convex and non-convex techniques, depending on whether to-be-optimised objective functions <text:s/>contain any local optima or not </text:span><text:span text:style-name="Default_20_Paragraph_20_Font"><text:span text:style-name="T3">[Maaten &amp; Postm, 2009].</text:span></text:span><text:span text:style-name="T3"> </text:span></text:p>
      <text:h text:style-name="Heading_20_1" text:outline-level="1"><text:soft-page-break/>3 Latest Techniques </text:h>
      <text:h text:style-name="P24" text:outline-level="2">3.1 Neighbourhood Components Analysis</text:h>
      <text:p text:style-name="P17"><text:span text:style-name="T13">Neighbourhood Components Analys <text:s/></text:span><text:span text:style-name="Default_20_Paragraph_20_Font"><text:span text:style-name="T13">[GoldBerger et al., 2005]</text:span></text:span><text:span text:style-name="T13"> aims to learn a linear transformation of the input space such th</text:span><text:span text:style-name="T17">at KNN performs well in the transformed space. </text:span><text:span text:style-name="T13">Assume we have a labelled dataset consisting of n real-valued input vectors x</text:span><text:span text:style-name="T62">1</text:span><text:span text:style-name="T49">, ..., </text:span><text:span text:style-name="T13">x</text:span><text:span text:style-name="T62">n</text:span><text:span text:style-name="T13"> in R</text:span><text:span text:style-name="T32">D</text:span><text:span text:style-name="T13"> and corresponding class labels c</text:span><text:span text:style-name="T62">1</text:span><text:span text:style-name="T13">, ..., c</text:span><text:span text:style-name="T62">n</text:span><text:span text:style-name="T49">. </text:span><text:span text:style-name="T17">The transformation is denoted as a matrix A. The distance in tr</text:span><text:span text:style-name="T18">ansformed space is <text:s text:c="3"/>||</text:span><text:span text:style-name="T15">Ax - Ay </text:span><text:span text:style-name="T18">||</text:span><text:span text:style-name="T31">2 </text:span><text:span text:style-name="T18">=(x-y)</text:span><text:span text:style-name="T31">Τ </text:span><text:span text:style-name="T18">Q (x-y) =(Ax -Ay)</text:span><text:span text:style-name="T31">Τ </text:span><text:span text:style-name="T53">(Ax-Ay) where Q=A</text:span><text:span text:style-name="T31">Τ</text:span><text:span text:style-name="T53">A.</text:span><text:span text:style-name="T56"> Instead of using leave-one-out as performance </text:span><text:span text:style-name="T57">measure</text:span><text:span text:style-name="T53">, the authors introduce a differentiable co</text:span><text:span text:style-name="T53">st function based on stochastic (“soft”) neighbour assignments in the transformed space. </text:span><text:span text:style-name="T50">Considering the entire transformed data set as stochastic nearest neighbours, each point i selects another point j as its neighbour with some probability p</text:span><text:span text:style-name="T61">ij</text:span><text:span text:style-name="T50">, and inherits its class label from the point it selects. p</text:span><text:span text:style-name="T61">ij </text:span><text:span text:style-name="T50">is a softmax function over Euclidean distances in the transformed space:</text:span></text:p>
      <text:p text:style-name="P19"><draw:frame draw:style-name="fr2" draw:name="Object2" text:anchor-type="as-char" svg:y="-0.937cm" svg:width="6.219cm" svg:height="1.519cm" draw:z-index="27"><draw:object xlink:href="./Object 2" xlink:type="simple" xlink:show="embed" xlink:actuate="onLoad"/><draw:image xlink:href="./ObjectReplacements/Object 2" xlink:type="simple" xlink:show="embed" xlink:actuate="onLoad"/></draw:frame></text:p>
      <text:p text:style-name="P17"><text:span text:style-name="T17">Under the <text:s/></text:span><text:span text:style-name="T49">stochastic selection rule, the probability that point i will be correctly classified <text:s/>is </text:span><text:span text:style-name="T48">p</text:span><text:span text:style-name="T60">i</text:span><text:span text:style-name="T48"> </text:span><text:span text:style-name="T49">:</text:span></text:p>
      <text:p text:style-name="P18"><text:span text:style-name="T49"><draw:frame draw:style-name="fr3" draw:name="Object3" text:anchor-type="as-char" svg:width="5.973cm" svg:height="0.898cm" draw:z-index="28"><draw:object xlink:href="./Object 3" xlink:type="simple" xlink:show="embed" xlink:actuate="onLoad"/><draw:image xlink:href="./ObjectReplacements/Object 3" xlink:type="simple" xlink:show="embed" xlink:actuate="onLoad"/></draw:frame></text:span><text:span text:style-name="T49"> </text:span></text:p>
      <text:p text:style-name="P17"><text:span text:style-name="T49">The expected number of points correctly classified under this scheme is </text:span><text:span text:style-name="T48">f(A)</text:span><text:span text:style-name="T49">, which is the objective to maximise in this stochastic :</text:span></text:p>
      <text:p text:style-name="P19"><draw:frame draw:style-name="fr4" draw:name="Object4" text:anchor-type="as-char" svg:width="8.393cm" svg:height="0.898cm" draw:z-index="29"><draw:object xlink:href="./Object 4" xlink:type="simple" xlink:show="embed" xlink:actuate="onLoad"/><draw:image xlink:href="./ObjectReplacements/Object 4" xlink:type="simple" xlink:show="embed" xlink:actuate="onLoad"/></draw:frame></text:p>
      <text:p text:style-name="P17"><text:span text:style-name="T49">Since we want to learn the transformation matrix A which maximises the objective</text:span><text:span text:style-name="T48"> f(A)</text:span><text:span text:style-name="T49">, we can Differentiate f with respect to the transformation matrix A, a gradient rule for learning is obtained:</text:span></text:p>
      <text:p text:style-name="P19"><draw:frame draw:style-name="fr3" draw:name="Object5" text:anchor-type="as-char" svg:width="14.026cm" svg:height="1.085cm" draw:z-index="30"><draw:object xlink:href="./Object 5" xlink:type="simple" xlink:show="embed" xlink:actuate="onLoad"/><draw:image xlink:href="./ObjectReplacements/Object 5" xlink:type="simple" xlink:show="embed" xlink:actuate="onLoad"/></draw:frame></text:p>
      <text:p text:style-name="P20">The above equation has a more efficiently computed expression by reordering the terms:</text:p>
      <text:p text:style-name="P19"><draw:frame draw:style-name="fr3" draw:name="Object6" text:anchor-type="as-char" svg:width="14.132cm" svg:height="1.085cm" draw:z-index="31"><draw:object xlink:href="./Object 6" xlink:type="simple" xlink:show="embed" xlink:actuate="onLoad"/><draw:image xlink:href="./ObjectReplacements/Object 6" xlink:type="simple" xlink:show="embed" xlink:actuate="onLoad"/></draw:frame></text:p>
      <text:p text:style-name="P22">Neighbourhood Components Analysis (NCA) is to use the above gradient rule to learn the transformation matrix A and maximise the objective by methods such as <text:s/>delta-bar-delta or conjugate gradients , such that KNN can have a better classification performance in the transformed space . NCA can be used for dimensionality reduction by restricting the transformation matrix to a nonsquare d × D matrix A, where d &lt;&lt; D. </text:p>
      <text:p text:style-name="P22"/>
      <text:p text:style-name="P17"><text:span text:style-name="T49">NCA is a supervised linear projective non-convex dimensionality reduction technique. </text:span><text:span text:style-name="Default_20_Paragraph_20_Font"><text:span text:style-name="T49">NCA has a better performance than PCA and LDA with RCA; NCA </text:span></text:span><text:span text:style-name="Default_20_Paragraph_20_Font"><text:span text:style-name="T51">is immune to overfitting</text:span></text:span><text:span text:style-name="Default_20_Paragraph_20_Font"><text:span text:style-name="T49"> [GoldBerger et al., 2005]. </text:span></text:span><text:span text:style-name="Default_20_Paragraph_20_Font"><text:span text:style-name="T51">NCA, like Linear Discriminant Analysis, Generalized Discriminant Analysis, is one of supervised metric learners [Maaten &amp; Postm, 2009]. NCA may not get their own optimal solutions [Liu &amp; Chen 2006]. </text:span></text:span><text:span text:style-name="T51">Nonlinear NCA is proposed </text:span><text:span text:style-name="T49">by introducing a deep non</text:span><text:span text:style-name="Default_20_Paragraph_20_Font"><text:span text:style-name="T49">linear encoder network , with <text:s/>which KNN can achieve a much better performance </text:span></text:span><text:span text:style-name="Default_20_Paragraph_20_Font"><text:span text:style-name="T51">[Salakhutdinov and Hinton, 2007</text:span></text:span><text:span text:style-name="Default_20_Paragraph_20_Font"><text:span text:style-name="T49">]</text:span></text:span><text:span text:style-name="T49">. </text:span><text:span text:style-name="T49"><text:s/></text:span><text:span text:style-name="T55">A research direction in dimensionality reduction is that standard classifiers (or regressors, or rankers) can perform better by extending the parametrization to include the dimensionality reduction mapping itself or enable learning a transformation; <text:s/>NCA is a step in this direction [</text:span><text:span text:style-name="T52">Burges, 2010</text:span><text:span text:style-name="T55">]. </text:span></text:p>
      <text:h text:style-name="Heading_20_2" text:outline-level="2"><text:soft-page-break/><text:span text:style-name="T27">3.2 t-Distributed Stochastic Neighbour Embedding </text:span></text:h>
      <text:p text:style-name="P31"><text:span text:style-name="T29">t-Distributed Stochastic Neighbour Embedding (</text:span><text:span text:style-name="T69">t-SNE) is a technique for visualizing high-dimensional data by mapping data points in a two or three-dimensional map.</text:span></text:p>
      <text:p text:style-name="P30"><text:span text:style-name="T69"/></text:p>
      <text:p text:style-name="P32"><text:span text:style-name="T69">Most of these techniques simply provide tools to display more than two data dimensions, and leave the interpretation of the data to the human observer. This severely limits the applicability of these techniques to real-world data sets that contain thousands of high-dimensional data points.</text:span></text:p>
      <text:p text:style-name="P33"><text:span text:style-name="T69">The aim of dimensionality reduction is to preserve as much of the significant structure of the high-dimensional data as possible in the low-dimensional map. Various techniques for this problem have been proposed that differ in the type of structure they preserve. Traditional dimensionality reduction techniques such as Principal Components Analysis (PCA; Hotelling, 1933) and classical multidimensional scaling (MDS; Torgerson, 1952) are linear techniques that focus on keeping the low-dimensional representations of dissimilar data points far apart. For high-dimensional data that lies on or near a low-dimensional, non-linear manifold it is usually more important to keep the low-dimensional representations of very similar data points close together, which is typically not possible with a linear mapping.</text:span></text:p>
      <text:p text:style-name="P33"><text:span text:style-name="T69"/></text:p>
      <text:p text:style-name="P33"><text:span text:style-name="T69">A large number of nonlinear dimensionality reduction techniques that aim to preserve the local structure of data have been proposed. Despite the strong performance of these techniques on artificial data sets, they are often not very successful at visualizing real, high-dimensional data. In particular, most of the techniques are not capable of retaining both the local and the global structure of the data in a single map.</text:span></text:p>
      <text:p text:style-name="P33"><text:span text:style-name="T69"/></text:p>
      <text:p text:style-name="P33"><text:span text:style-name="T69">t-SNE is used for visualizing the resulting similarity data, which is capable of capturing much of the local structure of the high-dimensional data very well, while also revealing global structure such as the presence of clusters at several scales. </text:span></text:p>
      <text:p text:style-name="P27"><text:span text:style-name="T69"/></text:p>
      <text:p text:style-name="P27"><text:span text:style-name="T69">Stochastic Neighbor Embedding (SNE) starts by converting the high-dimensional Euclidean distances between data points into conditional probabilities that represent similarities.</text:span></text:p>
      <text:p text:style-name="P28"><text:span text:style-name="T69"><draw:frame draw:style-name="fr2" draw:name="Object7" text:anchor-type="as-char" svg:y="-0.937cm" svg:width="6.322cm" svg:height="1.519cm" draw:z-index="32"><draw:object xlink:href="./Object 7" xlink:type="simple" xlink:show="embed" xlink:actuate="onLoad"/><draw:image xlink:href="./ObjectReplacements/Object 7" xlink:type="simple" xlink:show="embed" xlink:actuate="onLoad"/><svg:desc>formula</svg:desc></draw:frame></text:span></text:p>
      <text:p text:style-name="P27"><text:span text:style-name="T69"/></text:p>
      <text:h text:style-name="Heading_20_2" text:outline-level="2"><text:span text:style-name="Default_20_Paragraph_20_Font"><text:span text:style-name="T27">3.3 Multilayer Autoencoders</text:span></text:span></text:h>
      <text:p text:style-name="P3">Many algorithms are exponential in the dimensionality of the input, thus even reduction by a single dimension may provide valuable computational savings. </text:p>
      <text:p text:style-name="P3"/>
      <text:p text:style-name="P12">Principal Components Analysis projects the data into a linear subspace with minimum information loss, by multiplying the data by the eigenvectors of the sample covariance matrix. By examining the magnitude of the corresponding eigenvalues one can estimate the minimum dimensionality of the space into which the data may be projected and estimate the loss. However, if the data lie on a non–linear submanifold of the feature space, then Principal Components will overestimate the dimensionality. </text:p>
      <text:p text:style-name="P3"/>
      <text:p text:style-name="P3">The addition of hidden layers between the inputs and the representation layer, and between <text:s/>the representation layer and the outputs provides a network which is capable of learning non–linear representations (Kramer, 1991; Oja, 1991; Usui, Nakauchi &amp; Nakano, 1991). Such networks can perform the non–linear analogue to Principal Components Analysis, and extract “principal manifolds”. </text:p>
      <text:p text:style-name="P3"><text:soft-page-break/></text:p>
      <text:p text:style-name="P3">The a priori assignment of the number of units for the representation layer is problematic. </text:p>
      <text:p text:style-name="P3">In order to achieve maximum data compression, this number should be as small as possible; </text:p>
      <text:p text:style-name="P3">however, one also wants to preserve the information in the data and thus encode the data with </text:p>
      <text:p text:style-name="P3">minimum error. If the intrinsic dimensionality is not known ahead of time (as is typical), </text:p>
      <text:p text:style-name="P3">some method to estimate the dimensionality is desired. </text:p>
      <text:p text:style-name="P3"><draw:frame draw:style-name="fr1" draw:name="Frame1" text:anchor-type="paragraph" svg:x="0.543cm" svg:y="0.476cm" svg:width="15.803cm" draw:z-index="1"><draw:text-box fo:min-height="7.133cm"><text:p text:style-name="P21"><draw:ellipse text:anchor-type="paragraph" draw:z-index="2" draw:style-name="gr1" draw:text-style-name="P34" svg:width="0.186cm" svg:height="0.239cm" svg:x="1.542cm" svg:y="1.471cm"><text:p/></draw:ellipse><draw:ellipse text:anchor-type="paragraph" draw:z-index="3" draw:style-name="gr1" draw:text-style-name="P34" svg:width="0.186cm" svg:height="0.239cm" svg:x="1.542cm" svg:y="2.471cm"><text:p/></draw:ellipse><draw:ellipse text:anchor-type="paragraph" draw:z-index="4" draw:style-name="gr1" draw:text-style-name="P34" svg:width="0.186cm" svg:height="0.239cm" svg:x="1.542cm" svg:y="3.471cm"><text:p/></draw:ellipse><draw:ellipse text:anchor-type="paragraph" draw:z-index="5" draw:style-name="gr1" draw:text-style-name="P34" svg:width="0.186cm" svg:height="0.239cm" svg:x="1.542cm" svg:y="4.471cm"><text:p/></draw:ellipse><draw:ellipse text:anchor-type="paragraph" draw:z-index="6" draw:style-name="gr1" draw:text-style-name="P34" svg:width="0.186cm" svg:height="0.239cm" svg:x="1.542cm" svg:y="5.472cm"><text:p/></draw:ellipse><draw:ellipse text:anchor-type="paragraph" draw:z-index="7" draw:style-name="gr1" draw:text-style-name="P34" svg:width="0.186cm" svg:height="0.239cm" svg:x="4.648cm" svg:y="1.836cm"><text:p/></draw:ellipse><draw:ellipse text:anchor-type="paragraph" draw:z-index="8" draw:style-name="gr1" draw:text-style-name="P34" svg:width="0.186cm" svg:height="0.239cm" svg:x="4.648cm" svg:y="2.836cm"><text:p/></draw:ellipse><draw:ellipse text:anchor-type="paragraph" draw:z-index="9" draw:style-name="gr2" draw:text-style-name="P34" svg:width="0.186cm" svg:height="0.239cm" svg:x="4.648cm" svg:y="3.836cm"><text:p text:style-name="P34">v</text:p></draw:ellipse><draw:ellipse text:anchor-type="paragraph" draw:z-index="10" draw:style-name="gr1" draw:text-style-name="P34" svg:width="0.186cm" svg:height="0.239cm" svg:x="4.648cm" svg:y="4.837cm"><text:p/></draw:ellipse><draw:ellipse text:anchor-type="paragraph" draw:z-index="11" draw:style-name="gr1" draw:text-style-name="P34" svg:width="0.186cm" svg:height="0.239cm" svg:x="7.542cm" svg:y="1.709cm"><text:p/></draw:ellipse><draw:ellipse text:anchor-type="paragraph" draw:z-index="12" draw:style-name="gr1" draw:text-style-name="P34" svg:width="0.186cm" svg:height="0.239cm" svg:x="7.542cm" svg:y="2.709cm"><text:p/></draw:ellipse><draw:ellipse text:anchor-type="paragraph" draw:z-index="13" draw:style-name="gr1" draw:text-style-name="P34" svg:width="0.186cm" svg:height="0.239cm" svg:x="7.516cm" svg:y="3.842cm"><text:p/></draw:ellipse><draw:ellipse text:anchor-type="paragraph" draw:z-index="14" draw:style-name="gr1" draw:text-style-name="P34" svg:width="0.186cm" svg:height="0.239cm" svg:x="4.648cm" svg:y="0.836cm"><text:p/></draw:ellipse><draw:ellipse text:anchor-type="paragraph" draw:z-index="15" draw:style-name="gr1" draw:text-style-name="P34" svg:width="0.186cm" svg:height="0.239cm" svg:x="10.649cm" svg:y="0.836cm"><text:p/></draw:ellipse><draw:ellipse text:anchor-type="paragraph" draw:z-index="16" draw:style-name="gr1" draw:text-style-name="P34" svg:width="0.186cm" svg:height="0.239cm" svg:x="10.649cm" svg:y="1.836cm"><text:p/></draw:ellipse><draw:ellipse text:anchor-type="paragraph" draw:z-index="17" draw:style-name="gr1" draw:text-style-name="P34" svg:width="0.186cm" svg:height="0.239cm" svg:x="10.649cm" svg:y="2.836cm"><text:p/></draw:ellipse><draw:ellipse text:anchor-type="paragraph" draw:z-index="18" draw:style-name="gr1" draw:text-style-name="P34" svg:width="0.186cm" svg:height="0.239cm" svg:x="10.649cm" svg:y="3.836cm"><text:p/></draw:ellipse><draw:ellipse text:anchor-type="paragraph" draw:z-index="19" draw:style-name="gr1" draw:text-style-name="P34" svg:width="0.186cm" svg:height="0.239cm" svg:x="10.649cm" svg:y="4.837cm"><text:p/></draw:ellipse><draw:ellipse text:anchor-type="paragraph" draw:z-index="20" draw:style-name="gr2" draw:text-style-name="P34" svg:width="0.186cm" svg:height="0.239cm" svg:x="1.542cm" svg:y="0.471cm"><text:p>0</text:p></draw:ellipse><draw:ellipse text:anchor-type="paragraph" draw:z-index="21" draw:style-name="gr2" draw:text-style-name="P34" svg:width="0.186cm" svg:height="0.239cm" svg:x="13.543cm" svg:y="0.471cm"><text:p>0</text:p></draw:ellipse><draw:ellipse text:anchor-type="paragraph" draw:z-index="22" draw:style-name="gr2" draw:text-style-name="P34" svg:width="0.186cm" svg:height="0.239cm" svg:x="13.543cm" svg:y="1.471cm"><text:p>0</text:p></draw:ellipse><draw:ellipse text:anchor-type="paragraph" draw:z-index="23" draw:style-name="gr2" draw:text-style-name="P34" svg:width="0.186cm" svg:height="0.239cm" svg:x="13.543cm" svg:y="2.471cm"><text:p>0</text:p></draw:ellipse><draw:ellipse text:anchor-type="paragraph" draw:z-index="24" draw:style-name="gr2" draw:text-style-name="P34" svg:width="0.186cm" svg:height="0.239cm" svg:x="13.543cm" svg:y="3.471cm"><text:p>0</text:p></draw:ellipse><draw:ellipse text:anchor-type="paragraph" draw:z-index="25" draw:style-name="gr2" draw:text-style-name="P34" svg:width="0.186cm" svg:height="0.239cm" svg:x="13.543cm" svg:y="4.471cm"><text:p>0</text:p></draw:ellipse><draw:ellipse text:anchor-type="paragraph" draw:z-index="26" draw:style-name="gr2" draw:text-style-name="P34" svg:width="0.186cm" svg:height="0.239cm" svg:x="13.543cm" svg:y="5.472cm"><text:p>0</text:p></draw:ellipse></text:p></draw:text-box></draw:frame></text:p>
      <text:p text:style-name="P3">More formally, let the dimensionality of the raw data be n. We wish to find F and its approximate inverse such that <text:span text:style-name="T30"><draw:frame draw:style-name="fr3" draw:name="Object1" text:anchor-type="as-char" svg:width="2.858cm" svg:height="0.753cm" draw:z-index="0"><draw:object xlink:href="./Object 1" xlink:type="simple" xlink:show="embed" xlink:actuate="onLoad"/><draw:image xlink:href="./ObjectReplacements/Object 1" xlink:type="simple" xlink:show="embed" xlink:actuate="onLoad"/></draw:frame></text:span>where p &lt; n. <text:s/></text:p>
      <text:p text:style-name="P3"/>
      <text:p text:style-name="P3"/>
      <text:p text:style-name="P3">The number of representation units in the final network is an estimate of the intrinsic dimensionality of the data. The results are sensitive to the choice of error bound, though the precise relationship is as yet unknown. The size of the encoding and decoding hidden layers must be controlled to avoid over–fitting; any data set can be encoded into scalar values given enough resolution. Since we are using gradient search to solve a global non–linear optimization problem, there is no guarantee that this method will find the global optimum and avoid convergence to local minima. However, NLDR consistently constructed low dimensional encodings which were decodeable with low loss. </text:p>
      <text:p text:style-name="P3"/>
      <text:p text:style-name="P3">The idea of distributed representation is an old idea in machine learning and neural networks research [15, 68, 128, 157, 170], and it may be of help in dealing with the curse of dimensionality and the limitations of local generalization. In a distributed representation the input pattern is represented by a set of features that are not mutually exclusive, and might even be statistically independent .</text:p>
      <text:p text:style-name="P3"/>
      <text:p text:style-name="P3">Boltzmann machines [1] have been introduced with the goal of learning distributed internal representations in the hidden layers. the objective is to let learning algorithms discover the features that compose the distributed representation. In a multi-layer neural network with more than one hidden layer, there are several representations, one at each layer. Learning multiple levels of distributed representations involves a challenging training problem, which we discuss next. </text:p>
      <text:p text:style-name="P4"/>
      <text:p text:style-name="P4">Experimental evidence suggests that training deep architectures is more difficult than training shallow architectures [17, 50]. Until 2006, deep architectures have not been discussed much in the machine learning literature, because of poor training and generalization errors generally obtained [17] using the standard random initialization of the parameters. Many unreported negative observations as well as the experimental results in [17, 50] suggest that gradient-based training of deep supervised multi-layer neural networks <text:soft-page-break/>(starting from random initialization) gets stuck in “apparent local minima or plateaus”,1 and that as the architecture gets deeper, it becomes more difficult to obtain good generalization. </text:p>
      <text:p text:style-name="P4"/>
      <text:p text:style-name="P11"><text:span text:style-name="T12">According to</text:span><text:span text:style-name="Default_20_Paragraph_20_Font"><text:span text:style-name="T12"> [Maaten &amp; Postm, 2009] </text:span></text:span><text:span text:style-name="T12">Dimensionality reduction techniques can be classified as either Convex techniques or non-convex techniques. <text:s/>In convex techniques, there are Full spectral techniques and sparse techniques. </text:span></text:p>
      <text:p text:style-name="P8"/>
      <text:p text:style-name="P8"/>
      <text:p text:style-name="P8"><text:span text:style-name="T28">Kernel machines with a local kernel yield generalization by exploiting </text:span><text:span text:style-name="T33">what could be called the </text:span><text:span text:style-name="T34">smoothness prior</text:span><text:span text:style-name="T33">: the assumption that the target function is smooth or can be well approximated with a smooth function. For example, in supervised learning, if we have the training example (</text:span><text:span text:style-name="T37">x</text:span><text:span text:style-name="T35">i</text:span><text:span text:style-name="T36">,y</text:span><text:span text:style-name="T35">i</text:span><text:span text:style-name="T33">), then it makes sense to construct a predictor </text:span><text:span text:style-name="T36">f</text:span><text:span text:style-name="T33">(</text:span><text:span text:style-name="T37">x</text:span><text:span text:style-name="T33">) which will output something close to </text:span><text:span text:style-name="T36">y</text:span><text:span text:style-name="T35">i </text:span><text:span text:style-name="T33">when </text:span><text:span text:style-name="T37">x </text:span><text:span text:style-name="T33">is close to </text:span><text:span text:style-name="T37">x</text:span><text:span text:style-name="T35">i</text:span><text:span text:style-name="T33">. Note how this prior requires defining a notion of proximity in input space. This is a useful prior, but one of the claims made [13] and [19] is that such a prior is often insufficient to generalize when the target function is highly varying in input space.</text:span></text:p>
      <text:p text:style-name="P7"/>
      <text:p text:style-name="P8">Locally Linear Embedding [155], Isomap [185], kernel Principal Component Analysis [168] (or kernel PCA) Laplacian Eigenmaps [10], Manifold Charting [26], spectral clustering algorithms [199], and kernel-based non-parametric semi-supervised algorithms [9, 44, 209, 210]. Most of <text:s/>these unsupervised and semi-supervised algorithms rely on the neighborhood graph: a graph with one node per example and arcs between near neighbors. With these algorithms, one can get a geometric intuition of what they are doing, as well as how being local estimators can hinder them. </text:p>
      <text:h text:style-name="Heading_20_1" text:outline-level="1">Reference</text:h>
      <text:p text:style-name="P16">Miguel A. Carreira-Perpinan. A Review of Dimension Reduction Techniques. University of Sheffield Technical Report CS–96–09 . 1997.</text:p>
      <text:p text:style-name="P16">IK Fodor. A survey of dimension reduction techniques. technical report UCRL-ID-148494, LLNL, 2002.</text:p>
      <text:p text:style-name="P16"><text:span text:style-name="T40">L. van der Maaten, EO Postma, and HJ van den Herik.</text:span> Dimensionality Reduction: A Comparative Review. Preprint. 2007.</text:p>
      <text:p text:style-name="P16"><text:span text:style-name="T40">L. van der Maaten, EO Postma</text:span>. Dimensionality Reduction: A Comparative Review. Tilburg University Technical Report, TiCC-TR 2009-005. 2009.</text:p>
      <text:p text:style-name="P17"><text:span text:style-name="Default_20_Paragraph_20_Font"><text:span text:style-name="T1">Tenenbaum JB, Silva VD, Langford JC. A global geometric framework for nonlinear dimensionality reduction Science; 22 Dec. 2000; vol.290, no.5500, p.2319-23. 2000.</text:span></text:span></text:p>
      <text:p text:style-name="P14">FS Tsai. Comparative Study of Dimensionality Reduction Techniques for Data Visualization. Journal of Artificial Intelligence, 3: 119-134. 2010.</text:p>
      <text:p text:style-name="Text_20_body">GE Hinton, S. Osindero, and Y.-W. Teh. A fast learning algorithm for deep belief nets. Neural Computation, 18:1527–1554, 2006.</text:p>
      <text:p text:style-name="P17"><text:span text:style-name="T4">John A.Lee, Michel Verleysen. Nonlinear Dimensionality Reduction</text:span><text:span text:style-name="Emphasis"><text:span text:style-name="T4">. </text:span></text:span><text:span text:style-name="Emphasis"><text:span text:style-name="T14">Springer, SBN0387393501. 2007. </text:span></text:span></text:p>
      <text:p text:style-name="P13"><text:span text:style-name="T42">Christopher J. C. Burges. </text:span><text:span text:style-name="T41">Dimension Reduction: A Guided Tour</text:span><text:span text:style-name="T43">.</text:span><text:span text:style-name="T44"> Microsoft Research. 2010.</text:span></text:p>
      <text:p text:style-name="P15"/>
      <text:p text:style-name="P17"><text:span text:style-name="Default_20_Paragraph_20_Font"><text:span text:style-name="T19">ST Roweis, LK Saul. Nonlinear dimensionality reduction by locally linear embedding. Science; 22 </text:span></text:span><text:span text:style-name="Default_20_Paragraph_20_Font"><text:span text:style-name="T12">Dec. 2000; vol.290, no.5500, p.2323-6. 2000.</text:span></text:span></text:p>
      <text:p text:style-name="P13"><text:span text:style-name="Default_20_Paragraph_20_Font"><text:span text:style-name="T45">LK Saul, ST Roweis. </text:span></text:span><text:span text:style-name="T45">Think globally, fit locally: Unsupervised learning of low dimensional manifolds. Journal of Machine Learning Research; 15 Feb. 2004; vol.4, no.2, p.119-55. 2004.</text:span></text:p>
      <text:p text:style-name="P16"><text:span text:style-name="Default_20_Paragraph_20_Font"><text:span text:style-name="T39">Silva VD, Tenenbaum Joshua. Global Versus Local Methods in Nonlinear Dimensionality </text:span></text:span><text:soft-page-break/><text:span text:style-name="Default_20_Paragraph_20_Font"><text:span text:style-name="T39">Reduction. In NIPS. 2003.</text:span></text:span></text:p>
      <text:p text:style-name="P13"><text:span text:style-name="Default_20_Paragraph_20_Font"><text:span text:style-name="T45">Y Koren and L Carmel. Robust linear dimensionality reduction. In IEEE Trans. Vis. and Comp. Graph., pages 459–470, 2004.</text:span></text:span></text:p>
      <text:p text:style-name="P17"><text:span text:style-name="Default_20_Paragraph_20_Font"><text:span text:style-name="T22">J. Goldberger, S. T. Roweis, G. E. Hinton, and Ruslan Salakhutdinov. </text:span></text:span><text:span text:style-name="Default_20_Paragraph_20_Font"><text:span text:style-name="T2">Neighbourhood Component Analysis.</text:span></text:span><text:span text:style-name="Default_20_Paragraph_20_Font"><text:span text:style-name="T22"> <text:s/>Neighbourhood components analysis. In NIPS. 2005. </text:span></text:span></text:p>
      <text:p text:style-name="P17"><text:span text:style-name="Default_20_Paragraph_20_Font"><text:span text:style-name="T16">Ruslan Salakhutdinov and Geoffrey Hinton. </text:span></text:span><text:span text:style-name="Default_20_Paragraph_20_Font"><text:span text:style-name="Emphasis"><text:span text:style-name="T16">Learning a Nonlinear Embedding by Preserving</text:span></text:span></text:span><text:span text:style-name="Default_20_Paragraph_20_Font"><text:span text:style-name="T16">. </text:span></text:span><text:span text:style-name="Default_20_Paragraph_20_Font"><text:span text:style-name="Emphasis"><text:span text:style-name="T16">Class Neighbourhood Structure</text:span></text:span></text:span><text:span text:style-name="Default_20_Paragraph_20_Font"><text:span text:style-name="T16">. In AI and Statistics. 2007.</text:span></text:span></text:p>
      <text:p text:style-name="P13"><text:span text:style-name="Default_20_Paragraph_20_Font"><text:span text:style-name="T46">L. van der Maaten, G. Hinton. Visualizing High-Dimensional Data Using t-SNE. Journal of Machine Learning Research 9(Nov):2579-2605, 2008.</text:span></text:span></text:p>
      <text:p text:style-name="P10"><text:a xlink:type="simple" xlink:href="http://dl.acm.org/author_page.cfm?id=81405595465&amp;coll=DL&amp;dl=GUIDE&amp;CFID=60810764&amp;CFTOKEN=29742661"><text:span text:style-name="Default_20_Paragraph_20_Font"><text:span text:style-name="T46">Jun Liu</text:span></text:span></text:a><text:span text:style-name="Default_20_Paragraph_20_Font"><text:span text:style-name="T46">, </text:span></text:span><text:a xlink:type="simple" xlink:href="http://dl.acm.org/author_page.cfm?id=81451598761&amp;coll=DL&amp;dl=GUIDE&amp;CFID=60810764&amp;CFTOKEN=29742661"><text:span text:style-name="Default_20_Paragraph_20_Font"><text:span text:style-name="T46">Songcan Chen</text:span></text:span></text:a><text:span text:style-name="Default_20_Paragraph_20_Font"><text:span text:style-name="T46">. Discriminant common vectors versus neighbourhood components analysis </text:span></text:span></text:p>
      <text:p text:style-name="P11"><text:span text:style-name="Default_20_Paragraph_20_Font"><text:span text:style-name="T6">and Laplacianfaces: A comparative study in small sample size problem . </text:span></text:span><text:span text:style-name="Default_20_Paragraph_20_Font"><text:span text:style-name="T46">Image and Vision Computing Volume 24 Issue 3, March, 2006. </text:span></text:span></text:p>
      <text:p text:style-name="P13"><text:span text:style-name="Default_20_Paragraph_20_Font"><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WZIQZ+CMR10" svg:font-family="AWZIQZ+CMR10"/>
    <style:font-face style:name="CMBX10" svg:font-family="CMBX10"/>
    <style:font-face style:name="CMMI10" svg:font-family="CMMI10"/>
    <style:font-face style:name="CMMI8" svg:font-family="CMMI8"/>
    <style:font-face style:name="CMR10" svg:font-family="CMR10"/>
    <style:font-face style:name="CMTI10" svg:font-family="CMTI10"/>
    <style:font-face style:name="DFHHVJ+NimbusRomNo9L-Regu" svg:font-family="DFHHVJ+NimbusRomNo9L-Regu"/>
    <style:font-face style:name="JOICJI+CMR8" svg:font-family="JOICJI+CMR8"/>
    <style:font-face style:name="JOIEDJ+CMSSBX10" svg:font-family="JOIEDJ+CMSSBX10"/>
    <style:font-face style:name="JOIEEH+CMR10" svg:font-family="JOIEEH+CMR10"/>
    <style:font-face style:name="JOIFOM+CMBX12" svg:font-family="JOIFOM+CMBX12"/>
    <style:font-face style:name="JOIFPC+CMTI10" svg:font-family="JOIFPC+CMTI10"/>
    <style:font-face style:name="MWCLPF+CMSY10" svg:font-family="MWCLPF+CMSY10"/>
    <style:font-face style:name="BLABHP+AdvP7C2E" svg:font-family="BLABHP+AdvP7C2E" style:font-family-generic="roman"/>
    <style:font-face style:name="Times New Roman1" svg:font-family="'Times New Roman'" style:font-family-generic="roman"/>
    <style:font-face style:name="Times-Roman" svg:font-family="Times-Roman" style:font-family-generic="roman"/>
    <style:font-face style:name="Lohit Hindi"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 PL UMing HK"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text-align="justify" style:justify-single-word="false"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Devanagari"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Qiming Zhang</meta:initial-creator>
    <meta:creation-date>2011-12-09T19:31:00Z</meta:creation-date>
    <dc:date>2012-01-05T17:52:01</dc:date>
    <meta:editing-cycles>27</meta:editing-cycles>
    <meta:editing-duration>PT30H54M41S</meta:editing-duration>
    <dc:creator>Qiming Zhang</dc:creator>
    <meta:document-statistic meta:table-count="0" meta:image-count="0" meta:object-count="7" meta:page-count="7" meta:paragraph-count="74" meta:word-count="2974" meta:character-count="20137"/>
    <meta:template xlink:type="simple" xlink:actuate="onRequest" xlink:title="" xlink:href="../../../../afs/inf.ed.ac.uk/user/s11/s1153864/Desktop/IRR/A%20Review%20on%20Dimensionality%20Reduction.odt/Normal"/>
  </office:meta>
</office:document-meta>
</file>

<file path=Object 1/content.xml><?xml version="1.0" encoding="utf-8"?>
<math xmlns="http://www.w3.org/1998/Math/MathML">
  <semantics>
    <mrow>
      <msup>
        <mi>R</mi>
        <mrow>
          <mi>D</mi>
        </mrow>
      </msup>
      <mtable>
        <mtr>
          <mtd>
            <mrow>
              <mi>F</mi>
            </mrow>
          </mtd>
        </mtr>
        <mtr>
          <mtd>
            <mrow>
              <mo stretchy="false">→</mo>
            </mrow>
          </mtd>
        </mtr>
      </mtable>
      <msup>
        <mi>R</mi>
        <mrow>
          <mi>d</mi>
        </mrow>
      </msup>
      <mtable>
        <mtr>
          <mtd>
            <mrow>
              <msup>
                <mi>F</mi>
                <mrow>
                  <mrow>
                    <mo stretchy="false">−</mo>
                    <mn>1</mn>
                  </mrow>
                </mrow>
              </msup>
            </mrow>
          </mtd>
        </mtr>
        <mtr>
          <mtd>
            <mrow>
              <mo stretchy="false">→</mo>
            </mrow>
          </mtd>
        </mtr>
      </mtable>
      <msup>
        <mi>R</mi>
        <mrow>
          <mi>D</mi>
        </mrow>
      </msup>
    </mrow>
    <annotation encoding="StarMath 5.0">R^{D}binom{F}{rightarrow} R^{d}binom{F^{-1}}{rightarrow}R^{D}</annotation>
  </semantics>
</math>
</file>

<file path=Object 2/content.xml><?xml version="1.0" encoding="utf-8"?>
<math xmlns="http://www.w3.org/1998/Math/MathML">
  <semantics>
    <mrow>
      <mrow>
        <msub>
          <mi>p</mi>
          <mi mathvariant="italic">ij</mi>
        </msub>
        <mi mathvariant="normal">=</mi>
        <mfrac>
          <mrow>
            <mi>exp</mi>
            <mrow>
              <mo stretchy="false">(</mo>
              <mrow>
                <mi mathvariant="normal">−</mi>
                <msup>
                  <mrow>
                    <mi stretchy="false" mathvariant="normal">∥</mi>
                    <mrow>
                      <msub>
                        <mi mathvariant="italic">Ax</mi>
                        <mi>i</mi>
                      </msub>
                      <mi mathvariant="normal">−</mi>
                      <msub>
                        <mi mathvariant="italic">Ax</mi>
                        <mi>j</mi>
                      </msub>
                    </mrow>
                    <mi stretchy="false" mathvariant="normal">∥</mi>
                  </mrow>
                  <mn>2</mn>
                </msup>
              </mrow>
              <mo stretchy="false">)</mo>
            </mrow>
          </mrow>
          <mrow>
            <mrow>
              <munder>
                <mi mathvariant="normal">∑</mi>
                <mrow>
                  <mi>k</mi>
                  <mi mathvariant="normal">≠</mi>
                  <mi>i</mi>
                </mrow>
              </munder>
              <mi>exp</mi>
            </mrow>
            <mrow>
              <mo stretchy="false">(</mo>
              <mrow>
                <mi mathvariant="normal">−</mi>
                <msup>
                  <mrow>
                    <mi stretchy="false" mathvariant="normal">∥</mi>
                    <mrow>
                      <msub>
                        <mi mathvariant="italic">Ax</mi>
                        <mi>i</mi>
                      </msub>
                      <mi mathvariant="normal">−</mi>
                      <msub>
                        <mi mathvariant="italic">Ax</mi>
                        <mi>k</mi>
                      </msub>
                    </mrow>
                    <mi stretchy="false" mathvariant="normal">∥</mi>
                  </mrow>
                  <mn>2</mn>
                </msup>
              </mrow>
              <mo stretchy="false">)</mo>
            </mrow>
          </mrow>
        </mfrac>
      </mrow>
      <mi>,</mi>
      <mrow>
        <msub>
          <mi>p</mi>
          <mi mathvariant="italic">ii</mi>
        </msub>
        <mi mathvariant="normal">=</mi>
        <mn>0.</mn>
      </mrow>
    </mrow>
    <annotation encoding="StarMath 5.0">p_{ij}=  {exp (- ldline Ax_{i} - Ax_{j} rdline^{2} ) } over {sum from{k &lt;&gt; i}  exp (- ldline Ax_{i} - Ax_{k} rdline^{2} ) } , p_{ii}=0.</annotation>
  </semantics>
</math>
</file>

<file path=Object 3/content.xml><?xml version="1.0" encoding="utf-8"?>
<math xmlns="http://www.w3.org/1998/Math/MathML">
  <semantics>
    <mrow>
      <mrow>
        <msub>
          <mi>p</mi>
          <mrow>
            <mi>i</mi>
          </mrow>
        </msub>
        <mo stretchy="false">=</mo>
        <mrow>
          <munder>
            <mo stretchy="false">∑</mo>
            <mrow>
              <mrow>
                <mi>j</mi>
                <mo stretchy="false">∈</mo>
                <msub>
                  <mi>C</mi>
                  <mrow>
                    <mi>i</mi>
                  </mrow>
                </msub>
              </mrow>
            </mrow>
          </munder>
          <msub>
            <mi>p</mi>
            <mrow>
              <mi mathvariant="italic">ij</mi>
            </mrow>
          </msub>
        </mrow>
      </mrow>
      <mi>,</mi>
      <mi mathvariant="italic">where</mi>
      <mi/>
      <mrow>
        <msub>
          <mi>C</mi>
          <mrow>
            <mi>i</mi>
          </mrow>
        </msub>
        <mo stretchy="false">=</mo>
        <mrow>
          <mo stretchy="false">{</mo>
          <mrow>
            <mrow>
              <mrow>
                <mi>j</mi>
                <mo stretchy="false">∣</mo>
                <msub>
                  <mi>c</mi>
                  <mrow>
                    <mi>i</mi>
                  </mrow>
                </msub>
              </mrow>
              <mo stretchy="false">=</mo>
              <msub>
                <mi>c</mi>
                <mrow>
                  <mi>j</mi>
                </mrow>
              </msub>
            </mrow>
          </mrow>
          <mo stretchy="false">}</mo>
        </mrow>
      </mrow>
      <mn>.</mn>
    </mrow>
    <annotation encoding="StarMath 5.0">p_{i}=sum from{j in C_{i} } p_{ij},where `C_{i}=lbrace j divides c_{i}=c_{j}  rbrace .</annotation>
  </semantics>
</math>
</file>

<file path=Object 4/content.xml><?xml version="1.0" encoding="utf-8"?>
<math xmlns="http://www.w3.org/1998/Math/MathML">
  <semantics>
    <mrow>
      <mi>f</mi>
      <mrow>
        <mrow>
          <mrow>
            <mo stretchy="false">(</mo>
            <mrow>
              <mi>A</mi>
            </mrow>
            <mo stretchy="false">)</mo>
          </mrow>
          <mo stretchy="false">=</mo>
          <mrow>
            <munder>
              <mo stretchy="false">∑</mo>
              <mrow>
                <mi>i</mi>
              </mrow>
            </munder>
            <mrow>
              <munder>
                <mo stretchy="false">∑</mo>
                <mrow>
                  <mrow>
                    <mi>j</mi>
                    <mo stretchy="false">∈</mo>
                    <msub>
                      <mi>C</mi>
                      <mrow>
                        <mi>i</mi>
                      </mrow>
                    </msub>
                  </mrow>
                </mrow>
              </munder>
              <msub>
                <mi>p</mi>
                <mrow>
                  <mi mathvariant="italic">ij</mi>
                </mrow>
              </msub>
            </mrow>
          </mrow>
        </mrow>
        <mo stretchy="false">=</mo>
        <mrow>
          <munder>
            <mo stretchy="false">∑</mo>
            <mrow>
              <mi>i</mi>
            </mrow>
          </munder>
          <msub>
            <mi>p</mi>
            <mrow>
              <mi>i</mi>
            </mrow>
          </msub>
        </mrow>
      </mrow>
      <mi>,</mi>
      <mi mathvariant="italic">where</mi>
      <mi/>
      <mrow>
        <msub>
          <mi>C</mi>
          <mrow>
            <mi>i</mi>
          </mrow>
        </msub>
        <mo stretchy="false">=</mo>
        <mrow>
          <mo stretchy="false">{</mo>
          <mrow>
            <mrow>
              <mrow>
                <mi>j</mi>
                <mo stretchy="false">∣</mo>
                <msub>
                  <mi>c</mi>
                  <mrow>
                    <mi>i</mi>
                  </mrow>
                </msub>
              </mrow>
              <mo stretchy="false">=</mo>
              <msub>
                <mi>c</mi>
                <mrow>
                  <mi>j</mi>
                </mrow>
              </msub>
            </mrow>
          </mrow>
          <mo stretchy="false">}</mo>
        </mrow>
      </mrow>
      <mn>.</mn>
    </mrow>
    <annotation encoding="StarMath 5.0">f(A) = sum from{i} sum from{j in C_{i}} p_{ij} =sum from {i} p_{i}, where `C_{i}=lbrace j divides c_{i}=c_{j}  rbrace .</annotation>
  </semantics>
</math>
</file>

<file path=Object 5/content.xml><?xml version="1.0" encoding="utf-8"?>
<math xmlns="http://www.w3.org/1998/Math/MathML">
  <semantics>
    <mrow>
      <mrow>
        <mfrac>
          <mrow>
            <mo stretchy="false">∂</mo>
            <mi>f</mi>
          </mrow>
          <mrow>
            <mo stretchy="false">∂</mo>
            <mi>A</mi>
          </mrow>
        </mfrac>
        <mo stretchy="false">=</mo>
        <mrow>
          <mo stretchy="false">−</mo>
          <mn>2A</mn>
        </mrow>
      </mrow>
      <mrow>
        <munder>
          <mo stretchy="false">∑</mo>
          <mrow>
            <mi>i</mi>
          </mrow>
        </munder>
        <mrow>
          <munder>
            <mo stretchy="false">∑</mo>
            <mrow>
              <mrow>
                <mi>j</mi>
                <mo stretchy="false">∈</mo>
                <msub>
                  <mi>C</mi>
                  <mrow>
                    <mi>i</mi>
                  </mrow>
                </msub>
              </mrow>
            </mrow>
          </munder>
          <msub>
            <mi>p</mi>
            <mrow>
              <mi mathvariant="italic">ij</mi>
            </mrow>
          </msub>
        </mrow>
      </mrow>
      <mrow>
        <mo stretchy="false">(</mo>
        <mrow>
          <msub>
            <mi>x</mi>
            <mrow>
              <mi mathvariant="italic">ij</mi>
            </mrow>
          </msub>
          <mrow>
            <msubsup>
              <mi>x</mi>
              <mrow>
                <mi mathvariant="italic">ij</mi>
              </mrow>
              <mrow>
                <mi>T</mi>
              </mrow>
            </msubsup>
            <mo stretchy="false">−</mo>
            <mrow>
              <munder>
                <mo stretchy="false">∑</mo>
                <mrow>
                  <mi>k</mi>
                </mrow>
              </munder>
              <msub>
                <mi>p</mi>
                <mrow>
                  <mi mathvariant="italic">ik</mi>
                </mrow>
              </msub>
            </mrow>
          </mrow>
          <msub>
            <mi>x</mi>
            <mrow>
              <mi mathvariant="italic">ik</mi>
            </mrow>
          </msub>
          <msubsup>
            <mi>x</mi>
            <mrow>
              <mi mathvariant="italic">ik</mi>
            </mrow>
            <mrow>
              <mi>T</mi>
            </mrow>
          </msubsup>
        </mrow>
        <mo stretchy="false">)</mo>
      </mrow>
      <mi>,</mi>
      <mi mathvariant="italic">where</mi>
      <mi/>
      <mrow>
        <msub>
          <mi>x</mi>
          <mrow>
            <mi mathvariant="italic">ij</mi>
          </mrow>
        </msub>
        <mo stretchy="false">=</mo>
        <mrow>
          <msub>
            <mi>x</mi>
            <mrow>
              <mi>i</mi>
            </mrow>
          </msub>
          <mo stretchy="false">−</mo>
          <msub>
            <mi>x</mi>
            <mrow>
              <mi>j</mi>
            </mrow>
          </msub>
        </mrow>
      </mrow>
      <mi/>
      <mtext>and</mtext>
      <mi/>
      <mrow>
        <msub>
          <mi>C</mi>
          <mrow>
            <mi>i</mi>
          </mrow>
        </msub>
        <mo stretchy="false">=</mo>
        <mrow>
          <mo stretchy="false">{</mo>
          <mrow>
            <mrow>
              <mrow>
                <mi>j</mi>
                <mo stretchy="false">∣</mo>
                <msub>
                  <mi>c</mi>
                  <mrow>
                    <mi>i</mi>
                  </mrow>
                </msub>
              </mrow>
              <mo stretchy="false">=</mo>
              <msub>
                <mi>c</mi>
                <mrow>
                  <mi>j</mi>
                </mrow>
              </msub>
            </mrow>
          </mrow>
          <mo stretchy="false">}</mo>
        </mrow>
      </mrow>
      <mn>.</mn>
    </mrow>
    <annotation encoding="StarMath 5.0">{partial f} over {partial A}  = -2A sum from {i} sum from {j in C_{i}} p_{ij}(x_{ij} x_{ij}^{T} - sum from {k} p_{ik}x_{ik}x_{ik}^{T}) , where ` x_{ij}=x_{i}-x_{j} ` "and" ` C_{i}=lbrace j divides c_{i}=c_{j}  rbrace .</annotation>
  </semantics>
</math>
</file>

<file path=Object 6/content.xml><?xml version="1.0" encoding="utf-8"?>
<math xmlns="http://www.w3.org/1998/Math/MathML">
  <semantics>
    <mrow>
      <mrow>
        <mfrac>
          <mrow>
            <mo stretchy="false">∂</mo>
            <mi>f</mi>
          </mrow>
          <mrow>
            <mo stretchy="false">∂</mo>
            <mi>A</mi>
          </mrow>
        </mfrac>
        <mo stretchy="false">=</mo>
        <mn>2A</mn>
      </mrow>
      <mrow>
        <munder>
          <mo stretchy="false">∑</mo>
          <mrow>
            <mi>i</mi>
          </mrow>
        </munder>
        <mrow>
          <mo stretchy="false">(</mo>
          <mrow>
            <msub>
              <mi>p</mi>
              <mrow>
                <mi>i</mi>
              </mrow>
            </msub>
            <mrow>
              <munder>
                <mo stretchy="false">∑</mo>
                <mrow>
                  <mi>k</mi>
                </mrow>
              </munder>
              <msub>
                <mi>p</mi>
                <mrow>
                  <mi mathvariant="italic">ik</mi>
                </mrow>
              </msub>
            </mrow>
            <msub>
              <mi>x</mi>
              <mrow>
                <mi mathvariant="italic">ik</mi>
              </mrow>
            </msub>
            <mrow>
              <msubsup>
                <mi>x</mi>
                <mrow>
                  <mi mathvariant="italic">ik</mi>
                </mrow>
                <mrow>
                  <mi>T</mi>
                </mrow>
              </msubsup>
              <mo stretchy="false">−</mo>
              <mrow>
                <munder>
                  <mo stretchy="false">∑</mo>
                  <mrow>
                    <mrow>
                      <mi>j</mi>
                      <mo stretchy="false">∈</mo>
                      <msub>
                        <mi>C</mi>
                        <mrow>
                          <mi>i</mi>
                        </mrow>
                      </msub>
                    </mrow>
                  </mrow>
                </munder>
                <msub>
                  <mi>p</mi>
                  <mrow>
                    <mi mathvariant="italic">ij</mi>
                  </mrow>
                </msub>
              </mrow>
            </mrow>
            <msub>
              <mi>x</mi>
              <mrow>
                <mi mathvariant="italic">ij</mi>
              </mrow>
            </msub>
            <msubsup>
              <mi>x</mi>
              <mrow>
                <mi mathvariant="italic">ij</mi>
              </mrow>
              <mrow>
                <mi>T</mi>
              </mrow>
            </msubsup>
          </mrow>
          <mo stretchy="false">)</mo>
        </mrow>
      </mrow>
      <mi>,</mi>
      <mi mathvariant="italic">where</mi>
      <mi/>
      <mrow>
        <msub>
          <mi>x</mi>
          <mrow>
            <mi mathvariant="italic">ij</mi>
          </mrow>
        </msub>
        <mo stretchy="false">=</mo>
        <mrow>
          <msub>
            <mi>x</mi>
            <mrow>
              <mi>i</mi>
            </mrow>
          </msub>
          <mo stretchy="false">−</mo>
          <msub>
            <mi>x</mi>
            <mrow>
              <mi>j</mi>
            </mrow>
          </msub>
        </mrow>
      </mrow>
      <mi/>
      <mtext>and</mtext>
      <mi/>
      <mrow>
        <msub>
          <mi>C</mi>
          <mrow>
            <mi>i</mi>
          </mrow>
        </msub>
        <mo stretchy="false">=</mo>
        <mrow>
          <mo stretchy="false">{</mo>
          <mrow>
            <mrow>
              <mrow>
                <mi>j</mi>
                <mo stretchy="false">∣</mo>
                <msub>
                  <mi>c</mi>
                  <mrow>
                    <mi>i</mi>
                  </mrow>
                </msub>
              </mrow>
              <mo stretchy="false">=</mo>
              <msub>
                <mi>c</mi>
                <mrow>
                  <mi>j</mi>
                </mrow>
              </msub>
            </mrow>
          </mrow>
          <mo stretchy="false">}</mo>
        </mrow>
      </mrow>
      <mn>.</mn>
    </mrow>
    <annotation encoding="StarMath 5.0">{partial f} over {partial A}  = 2A sum from {i} (p_{i} sum from {k} p_{ik}x_{ik}x_{ik}^{T} - sum from {j in C_{i}} p_{ij} x_{ij} x_{ij}^{T} ) , where ` x_{ij}=x_{i}-x_{j} ` "and" ` C_{i}=lbrace j divides c_{i}=c_{j}  rbrace .</annotation>
  </semantics>
</math>
</file>

<file path=Object 7/content.xml><?xml version="1.0" encoding="utf-8"?>
<math xmlns="http://www.w3.org/1998/Math/MathML">
  <semantics>
    <mrow>
      <mrow>
        <msub>
          <mi>p</mi>
          <mrow>
            <mi>j</mi>
            <mi mathvariant="normal">∣</mi>
            <mi>i</mi>
          </mrow>
        </msub>
        <mi mathvariant="normal">=</mi>
        <mfrac>
          <mrow>
            <mi>exp</mi>
            <mrow>
              <mo stretchy="false">(</mo>
              <mrow>
                <mrow>
                  <mi mathvariant="normal">−</mi>
                  <msup>
                    <mrow>
                      <mi stretchy="false" mathvariant="normal">∥</mi>
                      <mrow>
                        <msub>
                          <mi mathvariant="italic">Ax</mi>
                          <mi>i</mi>
                        </msub>
                        <mi mathvariant="normal">−</mi>
                        <msub>
                          <mi mathvariant="italic">Ax</mi>
                          <mi>j</mi>
                        </msub>
                      </mrow>
                      <mi stretchy="false" mathvariant="normal">∥</mi>
                    </mrow>
                    <mn>2</mn>
                  </msup>
                </mrow>
                <mi mathvariant="normal">/</mi>
                <mn>2</mn>
              </mrow>
              <mo stretchy="false">)</mo>
            </mrow>
          </mrow>
          <mrow>
            <mrow>
              <munder>
                <mi mathvariant="normal">∑</mi>
                <mrow>
                  <mi>k</mi>
                  <mi mathvariant="normal">≠</mi>
                  <mi>i</mi>
                </mrow>
              </munder>
              <mi>exp</mi>
            </mrow>
            <mrow>
              <mo stretchy="false">(</mo>
              <mrow>
                <mi mathvariant="normal">−</mi>
                <msup>
                  <mrow>
                    <mi stretchy="false" mathvariant="normal">∥</mi>
                    <mrow>
                      <msub>
                        <mi mathvariant="italic">Ax</mi>
                        <mi>i</mi>
                      </msub>
                      <mi mathvariant="normal">−</mi>
                      <msub>
                        <mi mathvariant="italic">Ax</mi>
                        <mi>k</mi>
                      </msub>
                    </mrow>
                    <mi stretchy="false" mathvariant="normal">∥</mi>
                  </mrow>
                  <mn>2</mn>
                </msup>
              </mrow>
              <mo stretchy="false">)</mo>
            </mrow>
          </mrow>
        </mfrac>
      </mrow>
      <mi>,</mi>
      <mrow>
        <msub>
          <mi>p</mi>
          <mi mathvariant="italic">ii</mi>
        </msub>
        <mi mathvariant="normal">=</mi>
        <mn>0.</mn>
      </mrow>
    </mrow>
    <annotation encoding="StarMath 5.0">p_{j divides i}=  {exp (- ldline Ax_{i} - Ax_{j} rdline^{2}  / 2   )  } over {sum from{k &lt;&gt; i}  exp (- ldline Ax_{i} - Ax_{k} rdline^{2} ) } , p_{ii}=0.</annotation>
  </semantics>
</math>
</file>